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095cm" style:rel-column-width="54341*"/>
    </style:style>
    <style:style style:name="Tableau1.B" style:family="table-column">
      <style:table-column-properties style:column-width="2.903cm" style:rel-column-width="1119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<text:s/>SGw : bouton Wup change d'affichage. Faire plusieurs mode exemple</text:p>
            <text:p text:style-name="P5"><text:span text:style-name="T3">Mode test </text:span>: <text:s/>D1:00 <text:s/>D2:65 D3:10 <text:s text:c="3"/>D4:99 D5: 00</text:p>
            <text:p text:style-name="P5"><text:span text:style-name="T3">Mode normal :</text:span> </text:p>
            <text:p text:style-name="P5">-Date HMI</text:p>
            <text:p text:style-name="P6">Mode rmDv</text:p>
            <text:p text:style-name="P5">-Date Stamp</text:p>
            <text:p text:style-name="P5">-Temp status ex <text:span text:style-name="T2">Salon 18,5/Tr1 </text:span>ou <text:span text:style-name="T2">Entr 18,5/OK</text:span></text:p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</text:page-number>/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18T19:19:00.63</dc:date>
    <meta:editing-duration>P8DT21H57M15S</meta:editing-duration>
    <meta:editing-cycles>161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" meta:paragraph-count="22" meta:word-count="164" meta:character-count="951"/>
    <meta:user-defined meta:name="Info 1"/>
    <meta:user-defined meta:name="Info 2"/>
    <meta:user-defined meta:name="Info 3"/>
    <meta:user-defined meta:name="Info 4"/>
  </office:meta>
</office:document-meta>
</file>